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b6a" officeooo:paragraph-rsid="000ecb6a"/>
    </style:style>
    <style:style style:name="P2" style:family="paragraph" style:parent-style-name="Standard">
      <style:text-properties officeooo:rsid="001082df" officeooo:paragraph-rsid="001082df"/>
    </style:style>
    <style:style style:name="P3" style:family="paragraph" style:parent-style-name="Standard">
      <style:text-properties officeooo:rsid="0011b693" officeooo:paragraph-rsid="0011b693"/>
    </style:style>
    <style:style style:name="P4" style:family="paragraph" style:parent-style-name="Standard">
      <style:text-properties officeooo:rsid="001400d5" officeooo:paragraph-rsid="001400d5"/>
    </style:style>
    <style:style style:name="P5" style:family="paragraph" style:parent-style-name="Standard">
      <style:text-properties officeooo:rsid="001674c3" officeooo:paragraph-rsid="001674c3"/>
    </style:style>
    <style:style style:name="P6" style:family="paragraph" style:parent-style-name="Standard">
      <style:text-properties officeooo:rsid="0017fba4" officeooo:paragraph-rsid="0017fba4"/>
    </style:style>
    <style:style style:name="T1" style:family="text">
      <style:text-properties officeooo:rsid="001082df"/>
    </style:style>
    <style:style style:name="T2" style:family="text">
      <style:text-properties officeooo:rsid="0011b693"/>
    </style:style>
    <style:style style:name="T3" style:family="text">
      <style:text-properties officeooo:rsid="00137051"/>
    </style:style>
    <style:style style:name="T4" style:family="text">
      <style:text-properties officeooo:rsid="00153cc6"/>
    </style:style>
    <style:style style:name="T5" style:family="text">
      <style:text-properties officeooo:rsid="0017f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polysculpt.com/articles/test-imprimante-3d-form1-formlabs-zbrush/" text:style-name="Internet_20_link" text:visited-style-name="Visited_20_Internet_20_Link">http://www.polysculpt.com/articles/test-imprimante-3d-form1-formlabs-zbrush/</text:a> </text:p>
      <text:p text:style-name="P1"/>
      <text:p text:style-name="P1">Imprimante kickstarté en Octobre 2012, montant demandé 100 000$, 2.9 millions obtenus, pour un prix demandé aux alentours de 2500$.</text:p>
      <text:p text:style-name="P1">Prix actuel de 2800€, traité depuis Angleterre donc TTC.</text:p>
      <text:p text:style-name="P1">Prix d'un litre de résine, 125€.</text:p>
      <text:p text:style-name="P1">Imprimante non basé sur principe d'extrusion, <text:span text:style-name="T1">finesse d'impression bien meilleure</text:span></text:p>
      <text:p text:style-name="P2">Précision de couche de 0.1mm, 0.05mm ou 0.025mm.</text:p>
      <text:p text:style-name="P2">Précision horizontale de 0.008mm.</text:p>
      <text:p text:style-name="P2">Epaisseur minimum de surface : 0.3mm, détails jusqu'à 8µm.</text:p>
      <text:p text:style-name="P2">Nettoyage alcool isoprop<text:span text:style-name="T2">y</text:span>lique</text:p>
      <text:p text:style-name="P3">Logiciel PreForm, permet de modéliser, de visualiser la fabrication couche/couche, estimer coût en résine et <text:span text:style-name="T5">On </text:span><text:s/>de fabrication</text:p>
      <text:p text:style-name="P3">bac de 200ml, possible de re-remplir pour une grosse impression</text:p>
      <text:p text:style-name="P3">Réparation de modèles de façon automatique</text:p>
      <text:p text:style-name="P3">Détection des zones de surplomb.</text:p>
      <text:p text:style-name="P3">Auto-orientation du modèle pour une impression optimale</text:p>
      <text:p text:style-name="P3">Création des supports automatiques, zones de recouvrements supportées</text:p>
      <text:p text:style-name="P3">Création et modification manuelle des supports</text:p>
      <text:p text:style-name="P3">Utilisable non-connecté à l'imprimante</text:p>
      <text:p text:style-name="P3">Fichiers STL, Obj, Form <text:span text:style-name="T3">(propriétaire de PreForm)</text:span></text:p>
      <text:p text:style-name="P3"/>
      <text:p text:style-name="P4">Tache optimisation :</text:p>
      <text:p text:style-name="P4">Le programme PreForm réalise automatique la plupart des optimisations automatiquement, et est capable de détecter et corriger les erreurs structurelles potentielles d'un modèle. Les supports d'impression sont créé automatiquement. <text:span text:style-name="T4">Il peut être possible dans certains rares cas de figure d'avoir besoin de créer manuellement un support.</text:span></text:p>
      <text:p text:style-name="P4"/>
      <text:p text:style-name="P5">Processus :</text:p>
      <text:p text:style-name="P6">Pour le processus d'impression 3D, il faut du matériel nécessaire pour la finition :</text:p>
      <text:p text:style-name="P6">- alcool isopropylique à au moins 90 %</text:p>
      <text:p text:style-name="P6">- gants de protection</text:p>
      <text:p text:style-name="P6">- serviette en papier/essuie-tout</text:p>
      <text:p text:style-name="P6">Il faut pour la mise en place :</text:p>
      <text:p text:style-name="P6">-brancher l'alimentation de l'imprimante et l'imprimante à l'ordinateur par câble USB</text:p>
      <text:p text:style-name="P6">-ouvrir le couvercle de l'imprimante et remplir le bac à un niveau compris entre la limite basse et la limite haute</text:p>
      <text:p text:style-name="P6">-refermer l'imprimante</text:p>
      <text:p text:style-name="P6">-installer le logiciel PreForm</text:p>
      <text:p text:style-name="P6"/>
      <text:p text:style-name="P6">Pour la finition post-impression ;</text:p>
      <text:p text:style-name="P6">- ouvrir l'imprimante</text:p>
      <text:p text:style-name="P6">- enlever la plate-forme d'impression</text:p>
      <text:p text:style-name="P6">- placer l'imprimante sur le plateau de finition</text:p>
      <text:p text:style-name="P6">- verser l'alcool isopropylique dans le bac</text:p>
      <text:p text:style-name="P6">- enlever l'impression de la plate-forme avec la spatule, attention, spatule coupante</text:p>
      <text:p text:style-name="P6">- mettre l'impression dans l'alcool, remuer 2 minutes, laisser reposer 10 minutes</text:p>
      <text:p text:style-name="P6">- sortir l'impression du bain</text:p>
      <text:p text:style-name="P6">- l'essuyer avec l'essuie-tout</text:p>
      <text:p text:style-name="P6">- couper les supports d'imp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07:43.736000000</meta:creation-date>
    <dc:date>2014-09-17T17:06:54.436000000</dc:date>
    <meta:editing-duration>PT42M47S</meta:editing-duration>
    <meta:editing-cycles>4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40" meta:word-count="334" meta:character-count="2334" meta:non-whitespace-character-count="2038"/>
  </office:meta>
</office:document-meta>
</file>